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Arimo1" svg:font-family="Arimo" style:font-family-generic="swiss"/>
    <style:font-face style:name="Arimo2" svg:font-family="Arimo" style:font-adornments="Italic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0099ff" draw:textarea-horizontal-align="justify" draw:textarea-vertical-align="middle" draw:auto-grow-height="false" fo:min-height="1.147cm" fo:min-width="3.437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7cm" fo:min-width="2.728cm"/>
    </style:style>
    <style:style style:name="gr3" style:family="graphic" style:parent-style-name="standard">
      <style:graphic-properties svg:stroke-color="#004586" draw:fill="solid" draw:fill-color="#ccffff" draw:textarea-horizontal-align="justify" draw:textarea-vertical-align="middle" draw:auto-grow-height="false" fo:min-height="1.147cm" fo:min-width="3.437cm"/>
    </style:style>
    <style:style style:name="gr4" style:family="graphic" style:parent-style-name="standard">
      <style:graphic-properties draw:stroke="none" svg:stroke-color="#000000" draw:fill="none" draw:fill-color="#ccffff" draw:textarea-horizontal-align="center" draw:textarea-vertical-align="middle" draw:auto-grow-height="true" draw:auto-grow-width="true" fo:min-height="1.183cm" fo:min-width="2.728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6.8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63cm"/>
    </style:style>
    <style:style style:name="gr9" style:family="graphic" style:parent-style-name="standard">
      <style:graphic-properties svg:stroke-color="#004586" draw:fill-color="#00ae00" draw:textarea-horizontal-align="justify" draw:textarea-vertical-align="middle" draw:auto-grow-height="false" fo:min-height="0.1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197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774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468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666cm"/>
    </style:style>
    <style:style style:name="gr15" style:family="graphic" style:parent-style-name="objectwithoutfill">
      <style:graphic-properties draw:marker-start="" draw:marker-start-width="0.203cm" draw:marker-end="Arrow" draw:marker-end-width="0.20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8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518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4.6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16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6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432cm"/>
    </style:style>
    <style:style style:name="gr24" style:family="graphic" style:parent-style-name="standard">
      <style:graphic-properties svg:stroke-color="#004586" draw:fill-color="#ff0000" draw:textarea-horizontal-align="justify" draw:textarea-vertical-align="middle" draw:auto-grow-height="false" fo:min-height="0.29cm" fo:min-width="0.04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214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3.63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869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947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88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84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83cm" fo:min-width="2.728cm"/>
    </style:style>
    <style:style style:name="P1" style:family="paragraph">
      <loext:graphic-properties draw:fill-color="#00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mo" fo:font-size="10pt" style:font-size-asian="10pt" style:font-size-complex="10pt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loext:graphic-properties draw:fill="none" draw:fill-color="#ccffff"/>
      <style:paragraph-properties fo:text-align="center"/>
      <style:text-properties style:font-name="Arimo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Arimo" fo:font-size="6pt" style:font-size-asian="8pt" style:font-size-complex="8pt"/>
    </style:style>
    <style:style style:name="P8" style:family="paragraph">
      <loext:graphic-properties draw:fill="none" draw:fill-color="#ffffff"/>
      <style:text-properties style:font-name="Arimo" fo:font-size="6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>
      <loext:graphic-properties draw:fill-color="#00ae00"/>
      <style:paragraph-properties fo:text-align="center"/>
    </style:style>
    <style:style style:name="P10" style:family="paragraph">
      <loext:graphic-properties draw:fill="none" draw:fill-color="#ffffff"/>
      <style:text-properties fo:color="#00ae00" style:font-name="Arimo" fo:font-size="6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color="#00ae00" style:font-name="Arimo" fo:font-size="6pt" style:font-size-asian="8pt" style:font-size-complex="8pt"/>
    </style:style>
    <style:style style:name="P12" style:family="paragraph">
      <loext:graphic-properties draw:fill-color="#ff0000"/>
      <style:paragraph-properties fo:text-align="center"/>
      <style:text-properties style:font-name="Arimo1"/>
    </style:style>
    <style:style style:name="P13" style:family="paragraph">
      <loext:graphic-properties draw:fill="none" draw:fill-color="#ffffff"/>
      <style:paragraph-properties fo:text-align="center"/>
      <style:text-properties style:font-name="Arimo2" fo:font-size="10pt" fo:font-style="italic" fo:font-weight="normal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color="#ff0000" style:font-name="Arimo" fo:font-size="6pt" fo:font-weight="bold" style:font-size-asian="8pt" style:font-weight-asian="bold" style:font-size-complex="8pt" style:font-weight-complex="600"/>
    </style:style>
    <style:style style:name="P15" style:family="paragraph">
      <loext:graphic-properties draw:fill-color="#ff0000"/>
      <style:paragraph-properties fo:text-align="center"/>
    </style:style>
    <style:style style:name="T1" style:family="text">
      <style:text-properties style:font-name="Arimo" fo:font-size="10pt" style:font-size-asian="10pt" style:font-size-complex="10pt"/>
    </style:style>
    <style:style style:name="T2" style:family="text">
      <style:text-properties style:font-name="Arimo" fo:font-size="8pt" style:font-size-asian="8pt" style:font-size-complex="8pt"/>
    </style:style>
    <style:style style:name="T3" style:family="text">
      <style:text-properties style:font-name="Arimo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4" style:family="text">
      <style:text-properties fo:color="#00ae00" style:font-name="Arim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ae00" style:font-name="Arimo" fo:font-size="8pt" style:font-size-asian="8pt" style:font-size-complex="8pt"/>
    </style:style>
    <style:style style:name="T6" style:family="text">
      <style:text-properties style:font-name="Arimo2" fo:font-size="10pt" fo:font-style="italic" fo:font-weight="normal" style:font-name-asian="Ubuntu2" style:font-size-asian="10pt" style:font-weight-asian="bold" style:font-name-complex="Ubuntu2" style:font-size-complex="10pt" style:font-weight-complex="bold"/>
    </style:style>
    <style:style style:name="T7" style:family="text">
      <style:text-properties fo:color="#ff0000" style:font-name="Arimo" fo:font-size="8pt" fo:font-weight="bold" style:font-size-asian="8pt" style:font-weight-asian="bold" style:font-size-complex="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1" draw:layer="layout" svg:width="3.937cm" svg:height="1.397cm" svg:x="4.672cm" svg:y="18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228cm" svg:height="1.047cm" svg:x="5.029cm" svg:y="18.311cm">
            <draw:text-box>
              <text:p text:style-name="P2"><text:span text:style-name="T1">Work Group</text:span></text:p>
              <text:p text:style-name="P2"><text:span text:style-name="T1">Specification</text:span></text:p>
            </draw:text-box>
          </draw:frame>
        </draw:g>
        <draw:g xml:id="id3" draw:id="id3">
          <draw:custom-shape draw:style-name="gr3" draw:text-style-name="P4" draw:layer="layout" svg:width="3.937cm" svg:height="1.397cm" svg:x="4.673cm" svg:y="7.92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3.228cm" svg:height="1.433cm" svg:x="5.03cm" svg:y="7.922cm">
            <draw:text-box>
              <text:p text:style-name="P2"><text:span text:style-name="T1">W</text:span><text:span text:style-name="T1">o</text:span><text:span text:style-name="T1">r</text:span><text:span text:style-name="T1">k </text:span><text:span text:style-name="T1">G</text:span><text:span text:style-name="T1">r</text:span><text:span text:style-name="T1">o</text:span><text:span text:style-name="T1">u</text:span><text:span text:style-name="T1">p</text:span></text:p>
              <text:p text:style-name="P2"><text:span text:style-name="T1">S</text:span><text:span text:style-name="T1">p</text:span><text:span text:style-name="T1">e</text:span><text:span text:style-name="T1">c</text:span><text:span text:style-name="T1">if</text:span><text:span text:style-name="T1">i</text:span><text:span text:style-name="T1">c</text:span><text:span text:style-name="T1">a</text:span><text:span text:style-name="T1">ti</text:span><text:span text:style-name="T1">o</text:span><text:span text:style-name="T1">n</text:span></text:p>
              <text:p text:style-name="P2"><text:span text:style-name="T1">R</text:span><text:span text:style-name="T1">e</text:span><text:span text:style-name="T1">v</text:span><text:span text:style-name="T1">i</text:span><text:span text:style-name="T1">e</text:span><text:span text:style-name="T1">w</text:span><text:span text:style-name="T1"> </text:span><text:span text:style-name="T1">D</text:span><text:span text:style-name="T1">r</text:span><text:span text:style-name="T1">a</text:span><text:span text:style-name="T1">f</text:span><text:span text:style-name="T1">t</text:span></text:p>
            </draw:text-box>
          </draw:frame>
        </draw:g>
        <draw:g xml:id="id22" draw:id="id22">
          <draw:custom-shape draw:style-name="gr1" draw:text-style-name="P1" draw:layer="layout" svg:width="3.937cm" svg:height="1.397cm" svg:x="4.671cm" svg:y="33.3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228cm" svg:height="1.047cm" svg:x="5.028cm" svg:y="33.511cm">
            <draw:text-box>
              <text:p text:style-name="P2"><text:span text:style-name="T1">OpenPOWER</text:span></text:p>
              <text:p text:style-name="P2"><text:span text:style-name="T1">Standard</text:span></text:p>
            </draw:text-box>
          </draw:frame>
        </draw:g>
        <draw:g xml:id="id9" draw:id="id9">
          <draw:custom-shape draw:style-name="gr3" draw:text-style-name="P4" draw:layer="layout" svg:width="3.937cm" svg:height="1.397cm" svg:x="4.672cm" svg:y="25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3.228cm" svg:height="1.433cm" svg:x="5.029cm" svg:y="25.522cm">
            <draw:text-box>
              <text:p text:style-name="P2"><text:span text:style-name="T1">C</text:span><text:span text:style-name="T1">a</text:span><text:span text:style-name="T1">n</text:span><text:span text:style-name="T1">d</text:span><text:span text:style-name="T1">i</text:span><text:span text:style-name="T1">d</text:span><text:span text:style-name="T1">a</text:span><text:span text:style-name="T1">t</text:span><text:span text:style-name="T1">e</text:span></text:p>
              <text:p text:style-name="P2"><text:span text:style-name="T1">O</text:span><text:span text:style-name="T1">p</text:span><text:span text:style-name="T1">e</text:span><text:span text:style-name="T1">n</text:span><text:span text:style-name="T1">P</text:span><text:span text:style-name="T1">O</text:span><text:span text:style-name="T1">W</text:span><text:span text:style-name="T1">E</text:span><text:span text:style-name="T1">R</text:span></text:p>
              <text:p text:style-name="P2"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/text:p>
            </draw:text-box>
          </draw:frame>
        </draw:g>
        <draw:connector draw:style-name="gr5" draw:text-style-name="P6" draw:layer="layout" draw:type="line" svg:x1="6.646cm" svg:y1="1.501cm" svg:x2="6.647cm" svg:y2="2.449cm" draw:end-shape="id1" draw:end-glue-point="0" svg:d="M6646 1501l1 948" svg:viewBox="0 0 2 949">
          <text:p/>
        </draw:connector>
        <draw:frame draw:style-name="gr6" draw:text-style-name="P7" draw:layer="layout" svg:width="7.322cm" svg:height="1.205cm" svg:x="6.884cm" svg:y="1.296cm">
          <draw:text-box>
            <text:p><text:span text:style-name="T2">&lt;workProduct</text:span><text:span text:style-name="T2">&gt;workgroupS</text:span><text:span text:style-name="T2">pecification&lt;/</text:span><text:span text:style-name="T2">workProduct&gt;</text:span></text:p>
            <text:p><text:span text:style-name="T2">&lt;documentSt</text:span><text:span text:style-name="T2">atus&gt;draft&lt;/d</text:span><text:span text:style-name="T2">ocumentStatu</text:span><text:span text:style-name="T2">s&gt;</text:span></text:p>
            <text:p><text:span text:style-name="T2">&lt;security&gt;wor</text:span><text:span text:style-name="T2">kgroupConfid</text:span><text:span text:style-name="T2">ential&lt;/securit</text:span><text:span text:style-name="T2">y&gt;</text:span></text:p>
          </draw:text-box>
        </draw:frame>
        <draw:frame draw:style-name="gr7" draw:text-style-name="P8" draw:layer="layout" svg:width="6.45cm" svg:height="0.569cm" svg:x="6.884cm" svg:y="0.897cm">
          <draw:text-box>
            <text:p><text:span text:style-name="T3">Document </text:span><text:span text:style-name="T3">pom.xml </text:span><text:span text:style-name="T3">variable </text:span><text:span text:style-name="T3">changes:</text:span></text:p>
          </draw:text-box>
        </draw:frame>
        <draw:frame draw:style-name="gr8" draw:text-style-name="P7" draw:layer="layout" svg:width="4.13cm" svg:height="0.569cm" svg:x="6.924cm" svg:y="7.23cm">
          <draw:text-box>
            <text:p><text:span text:style-name="T2">&lt;se</text:span><text:span text:style-name="T2">curi</text:span><text:span text:style-name="T2">ty&gt;</text:span><text:span text:style-name="T2">pub</text:span><text:span text:style-name="T2">lic&lt;</text:span><text:span text:style-name="T2">/se</text:span><text:span text:style-name="T2">curi</text:span><text:span text:style-name="T2">ty&gt;</text:span></text:p>
          </draw:text-box>
        </draw:frame>
        <draw:g xml:id="id2" draw:id="id2">
          <draw:custom-shape draw:style-name="gr9" draw:text-style-name="P9" draw:layer="layout" svg:width="0.889cm" svg:height="0.889cm" svg:x="6.21cm" svg:y="6.5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307cm" svg:y="6.639cm">
            <draw:text-box>
              <text:p text:style-name="P2"><text:span text:style-name="T1">?</text:span></text:p>
            </draw:text-box>
          </draw:frame>
        </draw:g>
        <draw:frame draw:style-name="gr11" draw:text-style-name="P10" draw:layer="layout" svg:width="4.274cm" svg:height="0.569cm" svg:x="2.324cm" svg:y="6.231cm">
          <draw:text-box>
            <text:p><text:span text:style-name="T4">P</text:span><text:span text:style-name="T4">u</text:span><text:span text:style-name="T4">b</text:span><text:span text:style-name="T4">li</text:span><text:span text:style-name="T4">c </text:span><text:span text:style-name="T4">r</text:span><text:span text:style-name="T4">e</text:span><text:span text:style-name="T4">v</text:span><text:span text:style-name="T4">i</text:span><text:span text:style-name="T4">e</text:span><text:span text:style-name="T4">w</text:span><text:span text:style-name="T4"> </text:span><text:span text:style-name="T4">o</text:span><text:span text:style-name="T4">f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?</text:span></text:p>
          </draw:text-box>
        </draw:frame>
        <draw:frame draw:style-name="gr12" draw:text-style-name="P11" draw:layer="layout" svg:width="0.968cm" svg:height="0.569cm" svg:x="5.609cm" svg:y="7.222cm">
          <draw:text-box>
            <text:p><text:span text:style-name="T5">Y</text:span><text:span text:style-name="T5">e</text:span><text:span text:style-name="T5">s</text:span></text:p>
          </draw:text-box>
        </draw:frame>
        <draw:frame draw:style-name="gr13" draw:text-style-name="P11" draw:layer="layout" svg:width="0.862cm" svg:height="0.569cm" svg:x="3.092cm" svg:y="7.233cm">
          <draw:text-box>
            <text:p><text:span text:style-name="T5">No</text:span></text:p>
          </draw:text-box>
        </draw:frame>
        <draw:frame draw:style-name="gr14" draw:text-style-name="P7" draw:layer="layout" svg:width="6.166cm" svg:height="0.569cm" svg:x="6.934cm" svg:y="5.996cm">
          <draw:text-box>
            <text:p><text:span text:style-name="T2">&lt;documentStatus&gt;review&lt;/documentStatus&gt;</text:span></text:p>
          </draw:text-box>
        </draw:frame>
        <draw:connector draw:style-name="gr15" draw:text-style-name="P6" draw:layer="layout" draw:line-skew="-1.012cm" svg:x1="6.21cm" svg:y1="6.951cm" svg:x2="4.673cm" svg:y2="8.638cm" draw:start-shape="id2" draw:start-glue-point="3" draw:end-shape="id3" draw:end-glue-point="3" svg:d="M6210 6951h-3051v1687h1514" svg:viewBox="0 0 3052 1688">
          <text:p/>
        </draw:connector>
        <draw:frame draw:style-name="gr8" draw:text-style-name="P7" draw:layer="layout" svg:width="4.13cm" svg:height="0.569cm" svg:x="6.925cm" svg:y="17.482cm">
          <draw:text-box>
            <text:p><text:span text:style-name="T2">&lt;security&gt;public&lt;/security&gt;</text:span></text:p>
          </draw:text-box>
        </draw:frame>
        <draw:g xml:id="id4" draw:id="id4">
          <draw:custom-shape draw:style-name="gr9" draw:text-style-name="P9" draw:layer="layout" svg:width="0.889cm" svg:height="0.889cm" svg:x="6.194cm" svg:y="16.65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1cm" svg:y="16.791cm">
            <draw:text-box>
              <text:p text:style-name="P2"><text:span text:style-name="T1">?</text:span></text:p>
            </draw:text-box>
          </draw:frame>
        </draw:g>
        <draw:connector draw:style-name="gr5" draw:text-style-name="P6" draw:layer="layout" draw:type="line" svg:x1="6.638cm" svg:y1="17.548cm" svg:x2="6.64cm" svg:y2="18.12cm" draw:start-shape="id4" draw:start-glue-point="2" draw:end-shape="id5" draw:end-glue-point="0" svg:d="M6638 17548l2 572" svg:viewBox="0 0 3 573">
          <text:p/>
        </draw:connector>
        <draw:connector draw:style-name="gr5" draw:text-style-name="P6" draw:layer="layout" draw:line-skew="-1.011cm" svg:x1="6.194cm" svg:y1="17.103cm" svg:x2="4.672cm" svg:y2="18.818cm" draw:start-shape="id4" draw:start-glue-point="3" draw:end-shape="id5" draw:end-glue-point="3" svg:d="M6194 17103h-3035v1715h1513" svg:viewBox="0 0 3036 1716">
          <text:p/>
        </draw:connector>
        <draw:frame draw:style-name="gr16" draw:text-style-name="P10" draw:layer="layout" svg:width="4.367cm" svg:height="0.569cm" svg:x="2.232cm" svg:y="16.383cm">
          <draw:text-box>
            <text:p><text:span text:style-name="T4">Public release of document?</text:span></text:p>
          </draw:text-box>
        </draw:frame>
        <draw:frame draw:style-name="gr12" draw:text-style-name="P11" draw:layer="layout" svg:width="0.968cm" svg:height="0.569cm" svg:x="5.587cm" svg:y="17.484cm">
          <draw:text-box>
            <text:p><text:span text:style-name="T5">Yes</text:span></text:p>
          </draw:text-box>
        </draw:frame>
        <draw:frame draw:style-name="gr17" draw:text-style-name="P7" draw:layer="layout" svg:width="6.56cm" svg:height="0.569cm" svg:x="6.935cm" svg:y="16.149cm">
          <draw:text-box>
            <text:p><text:span text:style-name="T2">&lt;documentStatus&gt;published&lt;/documentStatus&gt;</text:span></text:p>
          </draw:text-box>
        </draw:frame>
        <draw:connector draw:style-name="gr5" draw:text-style-name="P6" draw:layer="layout" draw:type="line" svg:x1="6.64cm" svg:y1="19.517cm" svg:x2="6.638cm" svg:y2="20.13cm" draw:start-shape="id5" draw:start-glue-point="2" draw:end-shape="id6" draw:end-glue-point="0" svg:d="M6640 19517l-2 613" svg:viewBox="0 0 3 614">
          <text:p/>
        </draw:connector>
        <draw:g xml:id="id6" draw:id="id6">
          <draw:custom-shape draw:style-name="gr9" draw:text-style-name="P9" draw:layer="layout" svg:width="0.889cm" svg:height="0.889cm" svg:x="6.194cm" svg:y="20.1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1cm" svg:y="20.262cm">
            <draw:text-box>
              <text:p text:style-name="P2"><text:span text:style-name="T1">?</text:span></text:p>
            </draw:text-box>
          </draw:frame>
        </draw:g>
        <draw:connector draw:style-name="gr5" draw:text-style-name="P6" draw:layer="layout" draw:type="line" svg:x1="6.638cm" svg:y1="21.019cm" svg:x2="6.638cm" svg:y2="21.647cm" draw:start-shape="id6" draw:start-glue-point="2" draw:end-shape="id7" draw:end-glue-point="0" svg:d="M6638 21019v628" svg:viewBox="0 0 1 629">
          <text:p/>
        </draw:connector>
        <draw:frame draw:style-name="gr18" draw:text-style-name="P7" draw:layer="layout" svg:width="6.018cm" svg:height="0.569cm" svg:x="6.865cm" svg:y="22.024cm">
          <draw:text-box>
            <text:p><text:span text:style-name="T2">&lt;security&gt;workgroupConfi</text:span><text:span text:style-name="T2">dential&lt;/security&gt;</text:span></text:p>
          </draw:text-box>
        </draw:frame>
        <draw:g xml:id="id7" draw:id="id7">
          <draw:custom-shape draw:style-name="gr9" draw:text-style-name="P9" draw:layer="layout" svg:width="0.889cm" svg:height="0.889cm" svg:x="6.194cm" svg:y="21.64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1cm" svg:y="21.779cm">
            <draw:text-box>
              <text:p text:style-name="P2"><text:span text:style-name="T1">?</text:span></text:p>
            </draw:text-box>
          </draw:frame>
        </draw:g>
        <draw:frame draw:style-name="gr19" draw:text-style-name="P10" draw:layer="layout" svg:width="5.142cm" svg:height="0.569cm" svg:x="1.397cm" svg:y="21.471cm">
          <draw:text-box>
            <text:p><text:span text:style-name="T4">Public development of document?</text:span></text:p>
          </draw:text-box>
        </draw:frame>
        <draw:frame draw:style-name="gr12" draw:text-style-name="P11" draw:layer="layout" svg:width="0.968cm" svg:height="0.569cm" svg:x="5.627cm" svg:y="22.372cm">
          <draw:text-box>
            <text:p><text:span text:style-name="T5">Yes</text:span></text:p>
          </draw:text-box>
        </draw:frame>
        <draw:frame draw:style-name="gr13" draw:text-style-name="P11" draw:layer="layout" svg:width="0.862cm" svg:height="0.569cm" svg:x="6.99cm" svg:y="21.5cm">
          <draw:text-box>
            <text:p><text:span text:style-name="T5">No</text:span></text:p>
          </draw:text-box>
        </draw:frame>
        <draw:frame draw:style-name="gr20" draw:text-style-name="P7" draw:layer="layout" svg:width="5.916cm" svg:height="0.569cm" svg:x="6.875cm" svg:y="20.937cm">
          <draw:text-box>
            <text:p><text:span text:style-name="T2">&lt;documentStatus&gt;draft&lt;/documentStatus&gt;</text:span></text:p>
          </draw:text-box>
        </draw:frame>
        <draw:frame draw:style-name="gr8" draw:text-style-name="P7" draw:layer="layout" svg:width="4.13cm" svg:height="0.569cm" svg:x="6.865cm" svg:y="22.798cm">
          <draw:text-box>
            <text:p><text:span text:style-name="T2">&lt;security&gt;public&lt;/security&gt;</text:span></text:p>
          </draw:text-box>
        </draw:frame>
        <draw:frame draw:style-name="gr21" draw:text-style-name="P10" draw:layer="layout" svg:width="4.13cm" svg:height="0.569cm" svg:x="2.409cm" svg:y="19.872cm">
          <draw:text-box>
            <text:p><text:span text:style-name="T4"><text:s/></text:span><text:span text:style-name="T4">Material updates needed?</text:span></text:p>
          </draw:text-box>
        </draw:frame>
        <draw:frame draw:style-name="gr12" draw:text-style-name="P11" draw:layer="layout" svg:width="0.968cm" svg:height="0.569cm" svg:x="5.727cm" svg:y="20.873cm">
          <draw:text-box>
            <text:p><text:span text:style-name="T5">Yes</text:span></text:p>
          </draw:text-box>
        </draw:frame>
        <draw:connector draw:style-name="gr5" draw:text-style-name="P6" draw:layer="layout" draw:line-skew="-0.686cm" svg:x1="6.194cm" svg:y1="20.574cm" svg:x2="2.568cm" svg:y2="23.778cm" draw:start-shape="id6" draw:start-glue-point="3" draw:end-shape="id8" draw:end-glue-point="3" svg:d="M6194 20574h-4813v3204h1187" svg:viewBox="0 0 4814 3205">
          <text:p/>
        </draw:connector>
        <draw:frame draw:style-name="gr22" draw:text-style-name="P7" draw:layer="layout" svg:width="6.767cm" svg:height="0.887cm" svg:x="6.875cm" svg:y="24.764cm">
          <draw:text-box>
            <text:p><text:span text:style-name="T2">&lt;workProduct&gt;candidateStandard&lt;/workProduct&gt;</text:span></text:p>
            <text:p><text:span text:style-name="T2">&lt;security&gt;public&lt;/security&gt;</text:span></text:p>
          </draw:text-box>
        </draw:frame>
        <draw:connector draw:style-name="gr5" draw:text-style-name="P6" draw:layer="layout" draw:line-skew="4.711cm" svg:x1="7.083cm" svg:y1="22.091cm" svg:x2="8.616cm" svg:y2="3.165cm" draw:start-shape="id7" draw:start-glue-point="1" draw:end-shape="id1" svg:d="M7083 22091h6744v-18926h-5211" svg:viewBox="0 0 6745 18927">
          <text:p/>
        </draw:connector>
        <draw:frame draw:style-name="gr13" draw:text-style-name="P11" draw:layer="layout" svg:width="0.862cm" svg:height="0.569cm" svg:x="5.29cm" svg:y="20.501cm">
          <draw:text-box>
            <text:p><text:span text:style-name="T5">N</text:span><text:span text:style-name="T5">o</text:span></text:p>
          </draw:text-box>
        </draw:frame>
        <draw:connector draw:style-name="gr5" draw:text-style-name="P6" draw:layer="layout" draw:line-skew="-0.193cm 4.711cm" svg:x1="6.638cm" svg:y1="22.536cm" svg:x2="8.616cm" svg:y2="3.165cm" draw:start-shape="id7" draw:start-glue-point="2" draw:end-shape="id1" draw:end-glue-point="1" svg:d="M6638 22536v308h7189v-19679h-5211" svg:viewBox="0 0 7190 19680">
          <text:p/>
        </draw:connector>
        <draw:connector draw:style-name="gr5" draw:text-style-name="P6" draw:layer="layout" draw:type="line" svg:x1="6.64cm" svg:y1="26.955cm" svg:x2="6.64cm" svg:y2="27.5cm" draw:start-shape="id9" draw:start-glue-point="2" draw:end-shape="id10" draw:end-glue-point="0" svg:d="M6640 26955v545" svg:viewBox="0 0 1 546">
          <text:p/>
        </draw:connector>
        <draw:g xml:id="id11" draw:id="id11">
          <draw:custom-shape draw:style-name="gr9" draw:text-style-name="P9" draw:layer="layout" svg:width="0.889cm" svg:height="0.889cm" svg:x="6.195cm" svg:y="28.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2cm" svg:y="28.982cm">
            <draw:text-box>
              <text:p text:style-name="P2"><text:span text:style-name="T1">?</text:span></text:p>
            </draw:text-box>
          </draw:frame>
        </draw:g>
        <draw:connector draw:style-name="gr5" draw:text-style-name="P6" draw:layer="layout" draw:type="line" svg:x1="6.639cm" svg:y1="29.739cm" svg:x2="6.639cm" svg:y2="30.267cm" draw:start-shape="id11" draw:start-glue-point="2" draw:end-shape="id12" draw:end-glue-point="0" svg:d="M6639 29739v528" svg:viewBox="0 0 1 529">
          <text:p/>
        </draw:connector>
        <draw:frame draw:style-name="gr18" draw:text-style-name="P7" draw:layer="layout" svg:width="6.018cm" svg:height="0.569cm" svg:x="6.866cm" svg:y="30.59cm">
          <draw:text-box>
            <text:p><text:span text:style-name="T2">&lt;security&gt;workgroupConfidential&lt;/security&gt;</text:span></text:p>
          </draw:text-box>
        </draw:frame>
        <draw:g xml:id="id12" draw:id="id12">
          <draw:custom-shape draw:style-name="gr9" draw:text-style-name="P9" draw:layer="layout" svg:width="0.889cm" svg:height="0.889cm" svg:x="6.195cm" svg:y="30.26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2cm" svg:y="30.399cm">
            <draw:text-box>
              <text:p text:style-name="P2"><text:span text:style-name="T1">?</text:span></text:p>
            </draw:text-box>
          </draw:frame>
        </draw:g>
        <draw:frame draw:style-name="gr19" draw:text-style-name="P10" draw:layer="layout" svg:width="5.142cm" svg:height="0.569cm" svg:x="1.398cm" svg:y="30.091cm">
          <draw:text-box>
            <text:p><text:span text:style-name="T4">Public development of document?</text:span></text:p>
          </draw:text-box>
        </draw:frame>
        <draw:frame draw:style-name="gr12" draw:text-style-name="P11" draw:layer="layout" svg:width="0.968cm" svg:height="0.569cm" svg:x="5.628cm" svg:y="31.192cm">
          <draw:text-box>
            <text:p><text:span text:style-name="T5">Yes</text:span></text:p>
          </draw:text-box>
        </draw:frame>
        <draw:frame draw:style-name="gr13" draw:text-style-name="P11" draw:layer="layout" svg:width="0.862cm" svg:height="0.569cm" svg:x="6.991cm" svg:y="30.12cm">
          <draw:text-box>
            <text:p><text:span text:style-name="T5">No</text:span></text:p>
          </draw:text-box>
        </draw:frame>
        <draw:frame draw:style-name="gr20" draw:text-style-name="P7" draw:layer="layout" svg:width="5.916cm" svg:height="0.569cm" svg:x="6.876cm" svg:y="29.657cm">
          <draw:text-box>
            <text:p><text:span text:style-name="T2">&lt;documentStatus&gt;draft&lt;/documentStatus&gt;</text:span></text:p>
          </draw:text-box>
        </draw:frame>
        <draw:frame draw:style-name="gr8" draw:text-style-name="P7" draw:layer="layout" svg:width="4.13cm" svg:height="0.569cm" svg:x="6.866cm" svg:y="31.391cm">
          <draw:text-box>
            <text:p><text:span text:style-name="T2">&lt;security&gt;public&lt;/security&gt;</text:span></text:p>
          </draw:text-box>
        </draw:frame>
        <draw:frame draw:style-name="gr21" draw:text-style-name="P10" draw:layer="layout" svg:width="4.13cm" svg:height="0.569cm" svg:x="2.41cm" svg:y="28.592cm">
          <draw:text-box>
            <text:p><text:span text:style-name="T4">Material updates needed?</text:span></text:p>
          </draw:text-box>
        </draw:frame>
        <draw:frame draw:style-name="gr12" draw:text-style-name="P11" draw:layer="layout" svg:width="0.968cm" svg:height="0.569cm" svg:x="5.728cm" svg:y="29.593cm">
          <draw:text-box>
            <text:p><text:span text:style-name="T5">Yes</text:span></text:p>
          </draw:text-box>
        </draw:frame>
        <draw:connector draw:style-name="gr5" draw:text-style-name="P6" draw:layer="layout" draw:line-skew="-4.312cm" svg:x1="6.195cm" svg:y1="29.294cm" svg:x2="6.269cm" svg:y2="32.379cm" draw:start-shape="id11" draw:start-glue-point="3" draw:end-shape="id13" draw:end-glue-point="3" svg:d="M6195 29294h-4814v3085h4888" svg:viewBox="0 0 4889 3086">
          <text:p/>
        </draw:connector>
        <draw:frame draw:style-name="gr23" draw:text-style-name="P7" draw:layer="layout" svg:width="6.932cm" svg:height="0.569cm" svg:x="6.876cm" svg:y="32.724cm">
          <draw:text-box>
            <text:p><text:span text:style-name="T2">&lt;workProduct&gt;openpowerStandard&lt;/workProduct&gt;</text:span></text:p>
          </draw:text-box>
        </draw:frame>
        <draw:connector draw:style-name="gr5" draw:text-style-name="P6" draw:layer="layout" draw:line-skew="-0.177cm 4.711cm" svg:x1="6.639cm" svg:y1="31.156cm" svg:x2="8.616cm" svg:y2="3.165cm" draw:start-shape="id12" draw:start-glue-point="2" draw:end-shape="id1" draw:end-glue-point="1" svg:d="M6639 31156v324h7188v-28315h-5211" svg:viewBox="0 0 7189 28316">
          <text:p/>
        </draw:connector>
        <draw:connector draw:style-name="gr5" draw:text-style-name="P6" draw:layer="layout" draw:line-skew="4.711cm" svg:x1="7.084cm" svg:y1="30.711cm" svg:x2="8.616cm" svg:y2="3.165cm" draw:start-shape="id12" draw:start-glue-point="1" draw:end-shape="id1" draw:end-glue-point="1" svg:d="M7084 30711h6743v-27546h-5211" svg:viewBox="0 0 6744 27547">
          <text:p/>
        </draw:connector>
        <draw:g xml:id="id16" draw:id="id16">
          <draw:custom-shape draw:style-name="gr24" draw:text-style-name="P12" draw:layer="layout" svg:width="0.762cm" svg:height="0.762cm" svg:x="2.566cm" svg:y="4.67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2.589cm" svg:y="4.737cm">
            <draw:text-box>
              <text:p text:style-name="P2"><text:span text:style-name="T6">√</text:span></text:p>
            </draw:text-box>
          </draw:frame>
        </draw:g>
        <draw:frame draw:style-name="gr26" draw:text-style-name="P14" draw:layer="layout" svg:width="4.13cm" svg:height="0.569cm" svg:x="0.863cm" svg:y="5.396cm">
          <draw:text-box>
            <text:p><text:span text:style-name="T7">Work Group Approval</text:span></text:p>
          </draw:text-box>
        </draw:frame>
        <draw:g xml:id="id14" draw:id="id14">
          <draw:custom-shape draw:style-name="gr24" draw:text-style-name="P15" draw:layer="layout" svg:width="0.762cm" svg:height="0.762cm" svg:x="6.266cm" svg:y="4.67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6.289cm" svg:y="4.738cm">
            <draw:text-box>
              <text:p text:style-name="P2"><text:span text:style-name="T6">√</text:span></text:p>
            </draw:text-box>
          </draw:frame>
        </draw:g>
        <draw:frame draw:style-name="gr27" draw:text-style-name="P14" draw:layer="layout" svg:width="2.369cm" svg:height="0.569cm" svg:x="5.439cm" svg:y="5.392cm">
          <draw:text-box>
            <text:p><text:span text:style-name="T7">TSC Approval</text:span></text:p>
          </draw:text-box>
        </draw:frame>
        <draw:g xml:id="id15" draw:id="id15">
          <draw:custom-shape draw:style-name="gr24" draw:text-style-name="P15" draw:layer="layout" svg:width="0.762cm" svg:height="0.762cm" svg:x="10.166cm" svg:y="4.67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10.189cm" svg:y="4.739cm">
            <draw:text-box>
              <text:p text:style-name="P2"><text:span text:style-name="T6">√</text:span></text:p>
            </draw:text-box>
          </draw:frame>
        </draw:g>
        <draw:frame draw:style-name="gr28" draw:text-style-name="P14" draw:layer="layout" svg:width="2.447cm" svg:height="0.569cm" svg:x="9.319cm" svg:y="5.386cm">
          <draw:text-box>
            <text:p><text:span text:style-name="T7">BoD Approval</text:span></text:p>
          </draw:text-box>
        </draw:frame>
        <draw:connector draw:style-name="gr5" draw:text-style-name="P6" draw:layer="layout" draw:type="line" svg:x1="6.654cm" svg:y1="7.396cm" svg:x2="6.641cm" svg:y2="7.922cm" draw:start-shape="id2" draw:start-glue-point="2" draw:end-shape="id3" draw:end-glue-point="0" svg:d="M6654 7396l-13 526" svg:viewBox="0 0 14 527">
          <text:p/>
        </draw:connector>
        <draw:connector draw:style-name="gr5" draw:text-style-name="P6" draw:layer="layout" draw:type="line" svg:x1="7.028cm" svg:y1="5.053cm" svg:x2="10.166cm" svg:y2="5.054cm" draw:start-shape="id14" draw:start-glue-point="1" draw:end-shape="id15" draw:end-glue-point="3" svg:d="M7028 5053l3138 1" svg:viewBox="0 0 3139 2">
          <text:p/>
        </draw:connector>
        <draw:connector draw:style-name="gr5" draw:text-style-name="P6" draw:layer="layout" draw:type="line" svg:x1="3.328cm" svg:y1="5.052cm" svg:x2="6.266cm" svg:y2="5.053cm" draw:start-shape="id16" draw:start-glue-point="1" draw:end-shape="id14" draw:end-glue-point="3" svg:d="M3328 5052l2938 1" svg:viewBox="0 0 2939 2">
          <text:p/>
        </draw:connector>
        <draw:connector draw:style-name="gr5" draw:text-style-name="P6" draw:layer="layout" draw:line-skew="0.492cm" svg:x1="10.928cm" svg:y1="5.054cm" svg:x2="6.654cm" svg:y2="6.507cm" draw:start-shape="id15" draw:start-glue-point="1" draw:end-shape="id2" draw:end-glue-point="0" svg:d="M10928 5054h994v917h-5268v536" svg:viewBox="0 0 5269 1454">
          <text:p/>
        </draw:connector>
        <draw:g xml:id="id19" draw:id="id19">
          <draw:custom-shape draw:style-name="gr24" draw:text-style-name="P15" draw:layer="layout" svg:width="0.762cm" svg:height="0.762cm" svg:x="2.567cm" svg:y="14.54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2.59cm" svg:y="14.612cm">
            <draw:text-box>
              <text:p text:style-name="P2"><text:span text:style-name="T6">√</text:span></text:p>
            </draw:text-box>
          </draw:frame>
        </draw:g>
        <draw:frame draw:style-name="gr26" draw:text-style-name="P14" draw:layer="layout" svg:width="4.13cm" svg:height="0.569cm" svg:x="0.864cm" svg:y="15.271cm">
          <draw:text-box>
            <text:p><text:span text:style-name="T7">Work Group Approval</text:span></text:p>
          </draw:text-box>
        </draw:frame>
        <draw:g xml:id="id17" draw:id="id17">
          <draw:custom-shape draw:style-name="gr24" draw:text-style-name="P15" draw:layer="layout" svg:width="0.762cm" svg:height="0.762cm" svg:x="6.267cm" svg:y="14.54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6.29cm" svg:y="14.613cm">
            <draw:text-box>
              <text:p text:style-name="P2"><text:span text:style-name="T6">√</text:span></text:p>
            </draw:text-box>
          </draw:frame>
        </draw:g>
        <draw:frame draw:style-name="gr27" draw:text-style-name="P14" draw:layer="layout" svg:width="2.369cm" svg:height="0.569cm" svg:x="5.44cm" svg:y="15.267cm">
          <draw:text-box>
            <text:p><text:span text:style-name="T7">TSC Approval</text:span></text:p>
          </draw:text-box>
        </draw:frame>
        <draw:g xml:id="id18" draw:id="id18">
          <draw:custom-shape draw:style-name="gr24" draw:text-style-name="P15" draw:layer="layout" svg:width="0.762cm" svg:height="0.762cm" svg:x="10.167cm" svg:y="14.54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10.19cm" svg:y="14.614cm">
            <draw:text-box>
              <text:p text:style-name="P2"><text:span text:style-name="T6">√</text:span></text:p>
            </draw:text-box>
          </draw:frame>
        </draw:g>
        <draw:frame draw:style-name="gr28" draw:text-style-name="P14" draw:layer="layout" svg:width="2.447cm" svg:height="0.569cm" svg:x="9.32cm" svg:y="15.261cm">
          <draw:text-box>
            <text:p><text:span text:style-name="T7">BoD Approval</text:span></text:p>
          </draw:text-box>
        </draw:frame>
        <draw:connector draw:style-name="gr5" draw:text-style-name="P6" draw:layer="layout" draw:type="line" svg:x1="7.029cm" svg:y1="14.928cm" svg:x2="10.167cm" svg:y2="14.929cm" draw:start-shape="id17" draw:start-glue-point="1" draw:end-shape="id18" draw:end-glue-point="3" svg:d="M7029 14928l3138 1" svg:viewBox="0 0 3139 2">
          <text:p/>
        </draw:connector>
        <draw:connector draw:style-name="gr5" draw:text-style-name="P6" draw:layer="layout" draw:type="line" svg:x1="3.329cm" svg:y1="14.927cm" svg:x2="6.267cm" svg:y2="14.928cm" draw:start-shape="id19" draw:start-glue-point="1" draw:end-shape="id17" draw:end-glue-point="3" svg:d="M3329 14927l2938 1" svg:viewBox="0 0 2939 2">
          <text:p/>
        </draw:connector>
        <draw:connector draw:style-name="gr5" draw:text-style-name="P6" draw:layer="layout" draw:line-skew="0.364cm" svg:x1="10.929cm" svg:y1="14.929cm" svg:x2="6.638cm" svg:y2="16.659cm" draw:start-shape="id18" draw:start-glue-point="1" draw:end-shape="id4" draw:end-glue-point="0" svg:d="M10929 14929h866v1056h-5157v674" svg:viewBox="0 0 5158 1731">
          <text:p/>
        </draw:connector>
        <draw:g xml:id="id8" draw:id="id8">
          <draw:custom-shape draw:style-name="gr24" draw:text-style-name="P15" draw:layer="layout" svg:width="0.762cm" svg:height="0.762cm" svg:x="2.568cm" svg:y="23.39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2.591cm" svg:y="23.463cm">
            <draw:text-box>
              <text:p text:style-name="P2"><text:span text:style-name="T6">√</text:span></text:p>
            </draw:text-box>
          </draw:frame>
        </draw:g>
        <draw:frame draw:style-name="gr26" draw:text-style-name="P14" draw:layer="layout" svg:width="4.13cm" svg:height="0.569cm" svg:x="0.865cm" svg:y="24.122cm">
          <draw:text-box>
            <text:p><text:span text:style-name="T7">Work Group Approval</text:span></text:p>
          </draw:text-box>
        </draw:frame>
        <draw:g xml:id="id20" draw:id="id20">
          <draw:custom-shape draw:style-name="gr24" draw:text-style-name="P15" draw:layer="layout" svg:width="0.762cm" svg:height="0.762cm" svg:x="6.268cm" svg:y="23.39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6.291cm" svg:y="23.464cm">
            <draw:text-box>
              <text:p text:style-name="P2"><text:span text:style-name="T6">√</text:span></text:p>
            </draw:text-box>
          </draw:frame>
        </draw:g>
        <draw:frame draw:style-name="gr27" draw:text-style-name="P14" draw:layer="layout" svg:width="2.369cm" svg:height="0.569cm" svg:x="5.441cm" svg:y="24.118cm">
          <draw:text-box>
            <text:p><text:span text:style-name="T7">TSC Approval</text:span></text:p>
          </draw:text-box>
        </draw:frame>
        <draw:g xml:id="id21" draw:id="id21">
          <draw:custom-shape draw:style-name="gr24" draw:text-style-name="P15" draw:layer="layout" svg:width="0.762cm" svg:height="0.762cm" svg:x="10.168cm" svg:y="23.399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10.191cm" svg:y="23.465cm">
            <draw:text-box>
              <text:p text:style-name="P2"><text:span text:style-name="T6">√</text:span></text:p>
            </draw:text-box>
          </draw:frame>
        </draw:g>
        <draw:frame draw:style-name="gr28" draw:text-style-name="P14" draw:layer="layout" svg:width="2.447cm" svg:height="0.569cm" svg:x="9.321cm" svg:y="24.112cm">
          <draw:text-box>
            <text:p><text:span text:style-name="T7">BoD Approval</text:span></text:p>
          </draw:text-box>
        </draw:frame>
        <draw:connector draw:style-name="gr5" draw:text-style-name="P6" draw:layer="layout" draw:type="line" svg:x1="7.03cm" svg:y1="23.779cm" svg:x2="10.168cm" svg:y2="23.78cm" draw:start-shape="id20" draw:start-glue-point="1" draw:end-shape="id21" draw:end-glue-point="3" svg:d="M7030 23779l3138 1" svg:viewBox="0 0 3139 2">
          <text:p/>
        </draw:connector>
        <draw:connector draw:style-name="gr5" draw:text-style-name="P6" draw:layer="layout" draw:type="line" svg:x1="3.33cm" svg:y1="23.778cm" svg:x2="6.268cm" svg:y2="23.779cm" draw:start-shape="id8" draw:start-glue-point="1" draw:end-shape="id20" draw:end-glue-point="3" svg:d="M3330 23778l2938 1" svg:viewBox="0 0 2939 2">
          <text:p/>
        </draw:connector>
        <draw:connector draw:style-name="gr5" draw:text-style-name="P6" draw:layer="layout" draw:line-skew="0.363cm" svg:x1="10.93cm" svg:y1="23.78cm" svg:x2="6.64cm" svg:y2="25.522cm" draw:start-shape="id21" draw:start-glue-point="1" draw:end-shape="id9" draw:end-glue-point="0" svg:d="M10930 23780h865v1063h-5155v679" svg:viewBox="0 0 5156 1743">
          <text:p/>
        </draw:connector>
        <draw:g xml:id="id13" draw:id="id13">
          <draw:custom-shape draw:style-name="gr24" draw:text-style-name="P15" draw:layer="layout" svg:width="0.762cm" svg:height="0.762cm" svg:x="6.269cm" svg:y="31.99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6.292cm" svg:y="32.064cm">
            <draw:text-box>
              <text:p text:style-name="P2"><text:span text:style-name="T6">√</text:span></text:p>
            </draw:text-box>
          </draw:frame>
        </draw:g>
        <draw:frame draw:style-name="gr29" draw:text-style-name="P14" draw:layer="layout" svg:width="2.382cm" svg:height="0.569cm" svg:x="6.936cm" svg:y="32.118cm">
          <draw:text-box>
            <text:p><text:span text:style-name="T7">BoD Approval</text:span></text:p>
          </draw:text-box>
        </draw:frame>
        <draw:connector draw:style-name="gr5" draw:text-style-name="P6" draw:layer="layout" draw:type="line" svg:x1="6.65cm" svg:y1="32.76cm" svg:x2="6.639cm" svg:y2="33.32cm" draw:start-shape="id13" draw:start-glue-point="2" draw:end-shape="id22" svg:d="M6650 32760l-11 560" svg:viewBox="0 0 12 561">
          <text:p/>
        </draw:connector>
        <draw:frame draw:style-name="gr13" draw:text-style-name="P11" draw:layer="layout" svg:width="0.862cm" svg:height="0.569cm" svg:x="5.29cm" svg:y="17.002cm">
          <draw:text-box>
            <text:p><text:span text:style-name="T5">No</text:span></text:p>
          </draw:text-box>
        </draw:frame>
        <draw:frame draw:style-name="gr13" draw:text-style-name="P11" draw:layer="layout" svg:width="0.862cm" svg:height="0.569cm" svg:x="5.29cm" svg:y="29.202cm">
          <draw:text-box>
            <text:p><text:span text:style-name="T5">No</text:span></text:p>
          </draw:text-box>
        </draw:frame>
        <draw:connector draw:style-name="gr5" draw:text-style-name="P6" draw:layer="layout" draw:type="line" svg:x1="6.641cm" svg:y1="9.355cm" svg:x2="6.65cm" svg:y2="9.899cm" draw:start-shape="id3" draw:start-glue-point="2" draw:end-shape="id23" draw:end-glue-point="0" svg:d="M6641 9355l9 544" svg:viewBox="0 0 10 545">
          <text:p/>
        </draw:connector>
        <draw:g xml:id="id24" draw:id="id24">
          <draw:custom-shape draw:style-name="gr9" draw:text-style-name="P9" draw:layer="layout" svg:width="0.889cm" svg:height="0.889cm" svg:x="6.197cm" svg:y="11.23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4cm" svg:y="11.363cm">
            <draw:text-box>
              <text:p text:style-name="P2"><text:span text:style-name="T1">?</text:span></text:p>
            </draw:text-box>
          </draw:frame>
        </draw:g>
        <draw:connector draw:style-name="gr5" draw:text-style-name="P6" draw:layer="layout" draw:type="line" svg:x1="6.641cm" svg:y1="12.12cm" svg:x2="6.641cm" svg:y2="12.748cm" draw:start-shape="id24" draw:start-glue-point="2" draw:end-shape="id25" draw:end-glue-point="0" svg:d="M6641 12120v628" svg:viewBox="0 0 1 629">
          <text:p/>
        </draw:connector>
        <draw:frame draw:style-name="gr18" draw:text-style-name="P7" draw:layer="layout" svg:width="6.018cm" svg:height="0.569cm" svg:x="6.868cm" svg:y="13.125cm">
          <draw:text-box>
            <text:p><text:span text:style-name="T2">&lt;security&gt;workgroupConfidential&lt;/security&gt;</text:span></text:p>
          </draw:text-box>
        </draw:frame>
        <draw:g xml:id="id25" draw:id="id25">
          <draw:custom-shape draw:style-name="gr9" draw:text-style-name="P9" draw:layer="layout" svg:width="0.889cm" svg:height="0.889cm" svg:x="6.197cm" svg:y="12.74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4cm" svg:y="12.88cm">
            <draw:text-box>
              <text:p text:style-name="P2"><text:span text:style-name="T1">?</text:span></text:p>
            </draw:text-box>
          </draw:frame>
        </draw:g>
        <draw:frame draw:style-name="gr19" draw:text-style-name="P10" draw:layer="layout" svg:width="5.142cm" svg:height="0.569cm" svg:x="1.4cm" svg:y="12.572cm">
          <draw:text-box>
            <text:p><text:span text:style-name="T4">Public development of document?</text:span></text:p>
          </draw:text-box>
        </draw:frame>
        <draw:frame draw:style-name="gr12" draw:text-style-name="P11" draw:layer="layout" svg:width="0.968cm" svg:height="0.569cm" svg:x="5.63cm" svg:y="13.473cm">
          <draw:text-box>
            <text:p><text:span text:style-name="T5">Yes</text:span></text:p>
          </draw:text-box>
        </draw:frame>
        <draw:frame draw:style-name="gr13" draw:text-style-name="P11" draw:layer="layout" svg:width="0.862cm" svg:height="0.569cm" svg:x="6.993cm" svg:y="12.601cm">
          <draw:text-box>
            <text:p><text:span text:style-name="T5">No</text:span></text:p>
          </draw:text-box>
        </draw:frame>
        <draw:frame draw:style-name="gr20" draw:text-style-name="P7" draw:layer="layout" svg:width="5.916cm" svg:height="0.569cm" svg:x="6.878cm" svg:y="12.038cm">
          <draw:text-box>
            <text:p><text:span text:style-name="T2">&lt;documentStatus&gt;draft&lt;/documentStatus&gt;</text:span></text:p>
          </draw:text-box>
        </draw:frame>
        <draw:frame draw:style-name="gr21" draw:text-style-name="P10" draw:layer="layout" svg:width="4.13cm" svg:height="0.569cm" svg:x="2.412cm" svg:y="10.973cm">
          <draw:text-box>
            <text:p><text:span text:style-name="T4"><text:s/></text:span><text:span text:style-name="T4">Material updates needed?</text:span></text:p>
          </draw:text-box>
        </draw:frame>
        <draw:frame draw:style-name="gr12" draw:text-style-name="P11" draw:layer="layout" svg:width="0.968cm" svg:height="0.569cm" svg:x="5.73cm" svg:y="12.026cm">
          <draw:text-box>
            <text:p><text:span text:style-name="T5">Yes</text:span></text:p>
          </draw:text-box>
        </draw:frame>
        <draw:connector draw:style-name="gr5" draw:text-style-name="P6" draw:layer="layout" draw:line-skew="-0.685cm" svg:x1="6.197cm" svg:y1="11.675cm" svg:x2="2.567cm" svg:y2="14.927cm" draw:start-shape="id24" draw:start-glue-point="3" draw:end-shape="id19" draw:end-glue-point="3" svg:d="M6197 11675h-4816v3252h1186" svg:viewBox="0 0 4817 3253">
          <text:p/>
        </draw:connector>
        <draw:connector draw:style-name="gr5" draw:text-style-name="P6" draw:layer="layout" draw:line-skew="4.711cm" svg:x1="7.086cm" svg:y1="13.192cm" svg:x2="8.616cm" svg:y2="3.165cm" draw:start-shape="id25" draw:start-glue-point="1" draw:end-shape="id1" draw:end-glue-point="1" svg:d="M7086 13192h6741v-10027h-5211" svg:viewBox="0 0 6742 10028">
          <text:p/>
        </draw:connector>
        <draw:frame draw:style-name="gr13" draw:text-style-name="P11" draw:layer="layout" svg:width="0.862cm" svg:height="0.569cm" svg:x="5.293cm" svg:y="11.602cm">
          <draw:text-box>
            <text:p><text:span text:style-name="T5">No</text:span></text:p>
          </draw:text-box>
        </draw:frame>
        <draw:connector draw:style-name="gr5" draw:text-style-name="P6" draw:layer="layout" draw:line-skew="-0.184cm 4.711cm" svg:x1="6.641cm" svg:y1="13.637cm" svg:x2="8.616cm" svg:y2="3.165cm" draw:start-shape="id25" draw:start-glue-point="2" draw:end-shape="id1" draw:end-glue-point="1" svg:d="M6641 13637v317h7186v-10789h-5211" svg:viewBox="0 0 7187 10790">
          <text:p/>
        </draw:connector>
        <draw:g xml:id="id23" draw:id="id23">
          <draw:custom-shape draw:style-name="gr24" draw:text-style-name="P15" draw:layer="layout" svg:width="0.762cm" svg:height="0.762cm" svg:x="6.269cm" svg:y="9.899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6.292cm" svg:y="9.965cm">
            <draw:text-box>
              <text:p text:style-name="P2"><text:span text:style-name="T6">√</text:span></text:p>
            </draw:text-box>
          </draw:frame>
        </draw:g>
        <draw:frame draw:style-name="gr30" draw:text-style-name="P14" draw:layer="layout" svg:width="3.321cm" svg:height="0.569cm" svg:x="6.936cm" svg:y="9.999cm">
          <draw:text-box>
            <text:p><text:span text:style-name="T7">Specification Review</text:span></text:p>
          </draw:text-box>
        </draw:frame>
        <draw:connector draw:style-name="gr5" draw:text-style-name="P6" draw:layer="layout" draw:type="line" svg:x1="6.65cm" svg:y1="10.661cm" svg:x2="6.641cm" svg:y2="11.231cm" draw:start-shape="id23" draw:start-glue-point="2" draw:end-shape="id24" draw:end-glue-point="0" svg:d="M6650 10661l-9 570" svg:viewBox="0 0 10 571">
          <text:p/>
        </draw:connector>
        <draw:g xml:id="id10" draw:id="id10">
          <draw:custom-shape draw:style-name="gr24" draw:text-style-name="P15" draw:layer="layout" svg:width="0.762cm" svg:height="0.762cm" svg:x="6.259cm" svg:y="27.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5" draw:text-style-name="P13" draw:layer="layout" svg:width="0.714cm" svg:height="0.645cm" svg:x="6.282cm" svg:y="27.566cm">
            <draw:text-box>
              <text:p text:style-name="P2"><text:span text:style-name="T6">√</text:span></text:p>
            </draw:text-box>
          </draw:frame>
        </draw:g>
        <draw:frame draw:style-name="gr31" draw:text-style-name="P14" draw:layer="layout" svg:width="2.784cm" svg:height="0.569cm" svg:x="6.926cm" svg:y="27.6cm">
          <draw:text-box>
            <text:p><text:span text:style-name="T7">Standard Review</text:span></text:p>
          </draw:text-box>
        </draw:frame>
        <draw:connector draw:style-name="gr5" draw:text-style-name="P6" draw:layer="layout" draw:type="line" svg:x1="6.64cm" svg:y1="28.262cm" svg:x2="6.639cm" svg:y2="28.85cm" draw:start-shape="id10" draw:start-glue-point="2" draw:end-shape="id11" draw:end-glue-point="0" svg:d="M6640 28262l-1 588" svg:viewBox="0 0 2 589">
          <text:p/>
        </draw:connector>
        <draw:frame draw:style-name="gr8" draw:text-style-name="P7" draw:layer="layout" svg:width="4.13cm" svg:height="0.569cm" svg:x="6.924cm" svg:y="13.931cm">
          <draw:text-box>
            <text:p><text:span text:style-name="T2">&lt;security&gt;public&lt;/security&gt;</text:span></text:p>
          </draw:text-box>
        </draw:frame>
        <draw:connector draw:style-name="gr5" draw:text-style-name="P6" draw:layer="layout" draw:line-skew="-0.311cm" svg:x1="6.643cm" svg:y1="3.891cm" svg:x2="2.95cm" svg:y2="4.682cm" svg:d="M6643 3891v189h-2640-1053v602" svg:viewBox="0 0 3694 792">
          <text:p/>
        </draw:connector>
        <draw:g xml:id="id1" draw:id="id1">
          <draw:custom-shape draw:style-name="gr1" draw:text-style-name="P1" draw:layer="layout" svg:width="3.937cm" svg:height="1.397cm" svg:x="4.679cm" svg:y="2.458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" draw:layer="layout" svg:width="3.228cm" svg:height="1.433cm" svg:x="5.036cm" svg:y="2.449cm">
            <draw:text-box>
              <text:p text:style-name="P2"><text:span text:style-name="T1">Work Group</text:span></text:p>
              <text:p text:style-name="P2"><text:span text:style-name="T1">Specification</text:span></text:p>
              <text:p text:style-name="P2"><text:span text:style-name="T1">Draf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Arimo1" svg:font-family="Arimo" style:font-family-generic="swiss"/>
    <style:font-face style:name="Arimo2" svg:font-family="Arimo" style:font-adornments="Italic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35.8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7-02-17T12:35:17.440401778</dc:date>
    <dc:creator>Jeff Scheel</dc:creator>
    <meta:editing-duration>P1DT18M34S</meta:editing-duration>
    <meta:editing-cycles>29</meta:editing-cycles>
    <meta:generator>LibreOffice/5.1.4.2$Linux_X86_64 LibreOffice_project/10m0$Build-2</meta:generator>
    <meta:document-statistic meta:object-count="161"/>
  </office:meta>
</office:document-meta>
</file>